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1B38AA0C41B7CDEC440.png" manifest:media-type="image/png"/>
  <manifest:file-entry manifest:full-path="Pictures/100000000000008D00000091447AE2F0FF867938.png" manifest:media-type="image/png"/>
  <manifest:file-entry manifest:full-path="Pictures/100000000000017A000001AB8B0FE79AD6A094E0.png" manifest:media-type="image/png"/>
  <manifest:file-entry manifest:full-path="Pictures/1000000000000078000000B29B49F900060D23DA.png" manifest:media-type="image/png"/>
  <manifest:file-entry manifest:full-path="Pictures/10000000000001AF000001ABB3D7533467E56C96.png" manifest:media-type="image/png"/>
  <manifest:file-entry manifest:full-path="Pictures/10000000000002A2000001450B4050633658A9F5.png" manifest:media-type="image/png"/>
  <manifest:file-entry manifest:full-path="Pictures/100000000000007D000000B1F4BD8FB570851B4F.png" manifest:media-type="image/png"/>
  <manifest:file-entry manifest:full-path="Pictures/100000000000022B000001C088C000EDE49F4926.png" manifest:media-type="image/png"/>
  <manifest:file-entry manifest:full-path="Pictures/100000000000019A0000013CD7AAA2F9E296E35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34cm" fo:min-width="8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634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8.3cm" fo:min-width="8.1cm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5cm" fo:min-width="5.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3cm" fo:min-width="5.8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212cm" fo:min-width="0.21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7cm" fo:min-width="5.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8cm" fo:min-width="5.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5cm" fo:min-width="5.2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24cm" fo:min-width="0.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08cm" fo:min-width="0.70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2.5cm" fo:min-width="6.5cm"/>
    </style:style>
    <style:style style:name="gr19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4.25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354cm" fo:min-width="0.354cm"/>
    </style:style>
    <style:style style:name="gr23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0.35cm" fo:min-width="4.45cm" draw:shadow-opacity="30%"/>
      <style:paragraph-properties style:writing-mode="lr-tb"/>
    </style:style>
    <style:style style:name="gr24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1.5cm" fo:min-width="3.8cm" draw:shadow-opacity="30%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.2cm" fo:min-width="5.8cm"/>
    </style:style>
    <style:style style:name="gr26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2.5cm" fo:min-width="2cm"/>
    </style:style>
    <style:style style:name="gr2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9" style:family="graphic" style:parent-style-name="standard">
      <style:graphic-properties draw:fill="solid" draw:fill-color="#ff972f" draw:textarea-horizontal-align="justify" draw:textarea-vertical-align="middle" draw:auto-grow-height="false" fo:min-height="0.7cm" fo:min-width="0.2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85cm" fo:min-width="0.8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2cm" fo:min-width="5.8cm"/>
    </style:style>
    <style:style style:name="gr32" style:family="graphic" style:parent-style-name="standard">
      <style:graphic-properties draw:fill="solid" draw:fill-color="#0cb1f0" draw:textarea-horizontal-align="justify" draw:textarea-vertical-align="middle" draw:auto-grow-height="false" fo:min-height="0.354cm" fo:min-width="0.354cm"/>
    </style:style>
    <style:style style:name="gr33" style:family="graphic" style:parent-style-name="standard">
      <style:graphic-properties draw:fill="none" draw:fill-color="#ffde59" draw:opacity="30%" draw:textarea-horizontal-align="justify" draw:textarea-vertical-align="middle" draw:auto-grow-height="false" fo:min-height="0.6cm" fo:min-width="2.4cm" draw:shadow-opacity="30%"/>
      <style:paragraph-properties style:writing-mode="lr-tb"/>
    </style:style>
    <style:style style:name="gr34" style:family="graphic" style:parent-style-name="Arrow_20_Line">
      <style:graphic-properties draw:textarea-horizontal-align="center" draw:textarea-vertical-align="middle" draw:line-distance="0.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fo:font-size="22pt" style:font-size-asian="22pt" style:font-size-complex="22pt"/>
    </style:style>
    <style:style style:name="P11" style:family="paragraph">
      <style:paragraph-properties fo:text-align="end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ffffff" loext:opacity="100%" fo:font-size="12pt" style:font-size-asian="12pt" style:font-size-complex="12pt"/>
    </style:style>
    <style:style style:name="P13" style:family="paragraph">
      <loext:graphic-properties draw:fill="solid" draw:fill-color="#ffde59" draw:opacity="30%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972f"/>
      <style:paragraph-properties fo:text-align="center"/>
    </style:style>
    <style:style style:name="P16" style:family="paragraph">
      <loext:graphic-properties draw:fill="solid" draw:fill-color="#0cb1f0"/>
      <style:paragraph-properties fo:text-align="center"/>
    </style:style>
    <style:style style:name="P17" style:family="paragraph">
      <loext:graphic-properties draw:fill="none" draw:fill-color="#ffde59" draw:opacity="3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fo:text-shadow="none" style:text-underline-style="none" style:font-name-complex="Arial Unicode MS" style:font-size-complex="24pt" style:font-style-complex="normal" style:font-weight-complex="normal" style:font-relief="none"/>
    </style:style>
    <style:style style:name="T1" style:family="text">
      <style:text-properties style:font-name="Arial" fo:font-size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3" fo:font-size="6pt" style:font-name-asian="Arial3" style:font-size-asian="6pt" style:font-name-complex="Arial3" style:font-size-complex="6pt"/>
    </style:style>
    <style:style style:name="T5" style:family="text">
      <style:text-properties fo:color="#ffffff" loext:opacity="100%" fo:font-size="22pt" style:font-size-asian="22pt" style:font-size-complex="22pt"/>
    </style:style>
    <style:style style:name="T6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8cm" svg:height="8.227cm" svg:x="7.839cm" svg:y="1.949cm">
          <draw:image xlink:href="Pictures/100000000000008D00000091447AE2F0FF867938.png" xlink:type="simple" xlink:show="embed" xlink:actuate="onLoad" draw:mime-type="image/png">
            <text:p/>
          </draw:image>
        </draw:frame>
        <draw:frame draw:style-name="gr2" draw:text-style-name="P3" draw:layer="Frontdruck" svg:width="10.05cm" svg:height="1.34cm" svg:x="27.15cm" svg:y="19.21cm">
          <draw:text-box>
            <text:p text:style-name="P2"><text:span text:style-name="T1">Massstab</text:span><text:span text:style-name="T1"><text:tab/></text:span><text:span text:style-name="T1">1:1</text:span></text:p>
            <text:p text:style-name="P2"><text:span text:style-name="T1">File</text:span><text:span text:style-name="T1"><text:tab/></text:span><text:span text:style-name="T1"><text:file-name text:display="name">20220114a_casing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Frontdruck" svg:width="4.511cm" svg:height="0.395cm" svg:x="9.85cm" svg:y="1.378cm">
          <draw:text-box>
            <text:p>838156 <text:s text:c="3"/>83x81mm</text:p>
          </draw:text-box>
        </draw:frame>
        <draw:frame draw:style-name="gr4" draw:text-style-name="P6" draw:layer="Frontdruck" svg:width="1.287cm" svg:height="0.568cm" svg:x="33.813cm" svg:y="19.582cm">
          <draw:text-box>
            <text:p text:style-name="P5"><text:span text:style-name="T2">+10V</text:span></text:p>
          </draw:text-box>
        </draw:frame>
        <draw:frame draw:style-name="gr5" draw:text-style-name="P8" draw:layer="Frontdruck" svg:width="1.634cm" svg:height="0.5cm" svg:x="30.35cm" svg:y="18.4cm">
          <draw:text-box>
            <text:p text:style-name="P7"><text:span text:style-name="T3">OUTPUT</text:span></text:p>
            <text:p text:style-name="P7"><text:span text:style-name="T3">impedance 47</text:span><text:span text:style-name="T4">Ω</text:span></text:p>
          </draw:text-box>
        </draw:frame>
        <draw:frame draw:style-name="gr6" draw:text-style-name="P1" draw:layer="layout" svg:width="8.001cm" svg:height="9.038cm" svg:x="27.799cm" svg:y="9.062cm">
          <draw:image xlink:href="Pictures/100000000000017A000001AB8B0FE79AD6A094E0.png" xlink:type="simple" xlink:show="embed" xlink:actuate="onLoad" draw:mime-type="image/png">
            <text:p/>
          </draw:image>
        </draw:frame>
        <draw:custom-shape draw:style-name="gr7" draw:text-style-name="P1" draw:layer="layout" svg:width="8.1cm" svg:height="8.3cm" svg:x="7.8cm" svg:y="1.92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6.8cm" svg:height="10cm" svg:x="20.55cm" svg:y="1.823cm">
          <draw:image xlink:href="Pictures/1000000000000078000000B29B49F900060D23DA.png" xlink:type="simple" xlink:show="embed" xlink:actuate="onLoad" draw:mime-type="image/png">
            <text:p/>
          </draw:image>
        </draw:frame>
        <draw:frame draw:style-name="gr3" draw:text-style-name="P4" draw:layer="layout" svg:width="4.511cm" svg:height="0.395cm" svg:x="21.2cm" svg:y="1.273cm">
          <draw:text-box>
            <text:p>1006850 <text:s text:c="3"/>68x100mm</text:p>
          </draw:text-box>
        </draw:frame>
        <draw:frame draw:style-name="gr6" draw:text-style-name="P1" draw:layer="layout" svg:width="5.2cm" svg:height="2.507cm" svg:x="21.25cm" svg:y="3.173cm">
          <draw:image xlink:href="Pictures/10000000000002A2000001450B4050633658A9F5.png" xlink:type="simple" xlink:show="embed" xlink:actuate="onLoad" draw:mime-type="image/png">
            <text:p/>
          </draw:image>
        </draw:frame>
        <draw:frame draw:style-name="gr6" draw:text-style-name="P1" draw:layer="layout" svg:width="5.939cm" svg:height="6.427cm" svg:x="20.761cm" svg:y="13.273cm">
          <draw:image xlink:href="Pictures/1000000000000192000001B38AA0C41B7CDEC440.png" xlink:type="simple" xlink:show="embed" xlink:actuate="onLoad" draw:mime-type="image/png">
            <text:p/>
          </draw:image>
        </draw:frame>
        <draw:frame draw:style-name="gr6" draw:text-style-name="P1" draw:layer="layout" svg:width="5.341cm" svg:height="5.291cm" svg:x="12.359cm" svg:y="14.373cm">
          <draw:image xlink:href="Pictures/10000000000001AF000001ABB3D7533467E56C96.png" xlink:type="simple" xlink:show="embed" xlink:actuate="onLoad" draw:mime-type="image/png">
            <text:p/>
          </draw:image>
        </draw:frame>
        <draw:frame draw:style-name="gr6" draw:text-style-name="P1" draw:layer="layout" svg:width="8.4cm" svg:height="5.8cm" svg:x="-6.85cm" svg:y="2.073cm">
          <draw:image xlink:href="Pictures/100000000000007D000000B1F4BD8FB570851B4F.png" xlink:type="simple" xlink:show="embed" xlink:actuate="onLoad" draw:mime-type="image/png">
            <text:p/>
          </draw:image>
        </draw:frame>
        <draw:frame draw:style-name="gr3" draw:text-style-name="P4" draw:layer="layout" svg:width="4.621cm" svg:height="1.183cm" svg:x="-4.65cm" svg:y="0.917cm">
          <draw:text-box>
            <text:p>835835 <text:s text:c="3"/>58x83mm</text:p>
            <text:p>mit und ohne seitliche Lasche</text:p>
            <text:p>Frontglasdicke 2mm</text:p>
          </draw:text-box>
        </draw:frame>
        <draw:frame draw:style-name="gr8" draw:text-style-name="P7" draw:layer="layout" svg:width="5.168cm" svg:height="4.171cm" svg:x="-6.718cm" svg:y="9.229cm">
          <draw:image xlink:href="Pictures/100000000000022B000001C088C000EDE49F4926.png" xlink:type="simple" xlink:show="embed" xlink:actuate="onLoad" draw:mime-type="image/png">
            <text:p/>
          </draw:image>
        </draw:frame>
        <draw:custom-shape draw:style-name="gr9" draw:text-style-name="P1" draw:layer="layout" svg:width="5.8cm" svg:height="3.5cm" draw:transform="rotate (-1.5707963267949) translate (-8.6cm 2.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0" draw:text-style-name="P1" draw:layer="layout" svg:width="5.8cm" svg:height="8.3cm" draw:transform="rotate (1.5707963267949) translate (-6.8cm 7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9" draw:layer="layout" svg:x1="-7.45cm" svg:y1="5.05cm" svg:x2="2.15cm" svg:y2="5.05cm">
              <text:p/>
            </draw:line>
            <draw:g>
              <draw:custom-shape draw:style-name="gr12" draw:text-style-name="P1" draw:layer="layout" svg:width="0.3cm" svg:height="0.3cm" svg:x="2cm" svg:y="4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1.95cm" svg:y1="5.05cm" svg:x2="2.35cm" svg:y2="5.05cm">
                <text:p/>
              </draw:line>
              <draw:line draw:style-name="gr11" draw:text-style-name="P9" draw:layer="layout" svg:x1="2.15cm" svg:y1="5.25cm" svg:x2="2.15cm" svg:y2="4.85cm">
                <text:p/>
              </draw:line>
            </draw:g>
            <draw:g>
              <draw:custom-shape draw:style-name="gr12" draw:text-style-name="P1" draw:layer="layout" svg:width="0.3cm" svg:height="0.3cm" svg:x="-7.6cm" svg:y="4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-7.65cm" svg:y1="5.05cm" svg:x2="-7.25cm" svg:y2="5.05cm">
                <text:p/>
              </draw:line>
              <draw:line draw:style-name="gr11" draw:text-style-name="P9" draw:layer="layout" svg:x1="-7.45cm" svg:y1="5.25cm" svg:x2="-7.45cm" svg:y2="4.85cm">
                <text:p/>
              </draw:line>
            </draw:g>
          </draw:g>
          <draw:polyline draw:style-name="gr11" draw:text-style-name="P9" draw:layer="layout" svg:width="2.079cm" svg:height="2.227cm" draw:transform="rotate (-0.380481776934764) translate (1.5cm 3.8cm)" svg:viewBox="0 0 2080 2228" draw:points="0,0 1783,149 2080,891 891,2228">
            <text:p/>
          </draw:polyline>
          <draw:polyline draw:style-name="gr11" draw:text-style-name="P9" draw:layer="layout" svg:width="2.079cm" svg:height="2.228cm" draw:transform="rotate (0.380307244009564) translate (-8.7310234064049cm 4.57196334249131cm)" svg:viewBox="0 0 2080 2229" draw:points="2080,0 297,149 0,892 1189,2229">
            <text:p/>
          </draw:polyline>
          <draw:custom-shape draw:style-name="gr13" draw:text-style-name="P1" draw:layer="layout" svg:width="5.2cm" svg:height="7.7cm" draw:transform="rotate (1.5707963267949) translate (-6.5cm 7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" draw:layer="layout" svg:width="5.2cm" svg:height="2.507cm" svg:x="-5.2cm" svg:y="3.193cm">
            <draw:image xlink:href="Pictures/10000000000002A2000001450B4050633658A9F5.png" xlink:type="simple" xlink:show="embed" xlink:actuate="onLoad" draw:mime-type="image/png">
              <text:p/>
            </draw:image>
          </draw:frame>
          <draw:g>
            <draw:custom-shape draw:style-name="gr14" draw:text-style-name="P1" draw:layer="layout" svg:width="5.9cm" svg:height="1.8cm" svg:x="-5.55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5.25cm" svg:height="2.5cm" svg:x="-5.225cm" svg:y="3.1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" draw:layer="layout" svg:width="0.3cm" svg:height="0.3cm" svg:x="-5.7cm" svg:y="3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-5.75cm" svg:y1="3.5cm" svg:x2="-5.35cm" svg:y2="3.5cm">
                <text:p/>
              </draw:line>
              <draw:line draw:style-name="gr11" draw:text-style-name="P9" draw:layer="layout" svg:x1="-5.55cm" svg:y1="3.7cm" svg:x2="-5.55cm" svg:y2="3.3cm">
                <text:p/>
              </draw:line>
            </draw:g>
            <draw:g>
              <draw:custom-shape draw:style-name="gr12" draw:text-style-name="P1" draw:layer="layout" svg:width="0.3cm" svg:height="0.3cm" svg:x="-5.7cm" svg:y="5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-5.75cm" svg:y1="5.3cm" svg:x2="-5.35cm" svg:y2="5.3cm">
                <text:p/>
              </draw:line>
              <draw:line draw:style-name="gr11" draw:text-style-name="P9" draw:layer="layout" svg:x1="-5.55cm" svg:y1="5.5cm" svg:x2="-5.55cm" svg:y2="5.1cm">
                <text:p/>
              </draw:line>
            </draw:g>
            <draw:g>
              <draw:custom-shape draw:style-name="gr12" draw:text-style-name="P1" draw:layer="layout" svg:width="0.3cm" svg:height="0.3cm" svg:x="0.2cm" svg:y="3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0.15cm" svg:y1="3.5cm" svg:x2="0.55cm" svg:y2="3.5cm">
                <text:p/>
              </draw:line>
              <draw:line draw:style-name="gr11" draw:text-style-name="P9" draw:layer="layout" svg:x1="0.35cm" svg:y1="3.7cm" svg:x2="0.35cm" svg:y2="3.3cm">
                <text:p/>
              </draw:line>
            </draw:g>
            <draw:g>
              <draw:custom-shape draw:style-name="gr12" draw:text-style-name="P1" draw:layer="layout" svg:width="0.3cm" svg:height="0.3cm" svg:x="0.2cm" svg:y="5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0.15cm" svg:y1="5.3cm" svg:x2="0.55cm" svg:y2="5.3cm">
                <text:p/>
              </draw:line>
              <draw:line draw:style-name="gr11" draw:text-style-name="P9" draw:layer="layout" svg:x1="0.35cm" svg:y1="5.5cm" svg:x2="0.35cm" svg:y2="5.1cm">
                <text:p/>
              </draw:line>
            </draw:g>
            <draw:custom-shape draw:style-name="gr16" draw:text-style-name="P1" draw:layer="layout" svg:width="0.5cm" svg:height="1.24cm" svg:x="-5.225cm" svg:y="3.7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7" draw:text-style-name="P1" draw:layer="layout" svg:width="1cm" svg:height="1cm" svg:x="-5.226cm" svg:y="3.2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-5.226cm" svg:y1="3.778cm" svg:x2="-4.226cm" svg:y2="3.778cm">
                <text:p/>
              </draw:line>
              <draw:line draw:style-name="gr11" draw:text-style-name="P9" draw:layer="layout" svg:x1="-4.726cm" svg:y1="4.278cm" svg:x2="-4.726cm" svg:y2="3.278cm">
                <text:p/>
              </draw:line>
            </draw:g>
            <draw:g>
              <draw:custom-shape draw:style-name="gr17" draw:text-style-name="P1" draw:layer="layout" svg:width="1cm" svg:height="1cm" svg:x="-5.225cm" svg:y="4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-5.225cm" svg:y1="5.021cm" svg:x2="-4.225cm" svg:y2="5.021cm">
                <text:p/>
              </draw:line>
              <draw:line draw:style-name="gr11" draw:text-style-name="P9" draw:layer="layout" svg:x1="-4.725cm" svg:y1="5.521cm" svg:x2="-4.725cm" svg:y2="4.521cm">
                <text:p/>
              </draw:line>
            </draw:g>
            <draw:custom-shape draw:style-name="gr18" draw:text-style-name="P1" draw:layer="layout" svg:width="6.5cm" svg:height="2.5cm" svg:x="-5.85cm" svg:y="3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9" draw:text-style-name="P10" draw:layer="layout" svg:width="1.6cm" svg:height="0.869cm" svg:x="-3.6cm" svg:y="3.85cm">
            <draw:text-box>
              <text:p><text:span text:style-name="T5">Text</text:span></text:p>
            </draw:text-box>
          </draw:frame>
          <draw:frame draw:style-name="gr20" draw:text-style-name="P12" draw:layer="layout" svg:width="0.95cm" svg:height="0.65cm" svg:x="-0.35cm" svg:y="4.19cm">
            <draw:text-box>
              <text:p text:style-name="P11"><text:span text:style-name="T6">usb</text:span></text:p>
            </draw:text-box>
          </draw:frame>
        </draw:g>
        <draw:custom-shape draw:style-name="gr21" draw:text-style-name="P7" draw:layer="layout" svg:width="4.25cm" svg:height="0.45cm" svg:x="-2.1cm" svg:y="6.4cm">
          <text:p text:style-name="P7">Kabel</text:p>
          <draw:enhanced-geometry svg:viewBox="0 0 21600 21600" draw:type="rectangle" draw:enhanced-path="M 0 0 L 21600 0 21600 21600 0 21600 0 0 Z N"/>
        </draw:custom-shape>
        <draw:g>
          <draw:g>
            <draw:custom-shape draw:style-name="gr22" draw:text-style-name="P1" draw:layer="layout" svg:width="0.5cm" svg:height="0.5cm" svg:x="-1.75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-1.8cm" svg:y1="6.05cm" svg:x2="-1.2cm" svg:y2="6.05cm">
              <text:p/>
            </draw:line>
            <draw:line draw:style-name="gr11" draw:text-style-name="P9" draw:layer="layout" svg:x1="-1.5cm" svg:y1="6.35cm" svg:x2="-1.5cm" svg:y2="5.75cm">
              <text:p/>
            </draw:line>
          </draw:g>
          <draw:g>
            <draw:custom-shape draw:style-name="gr22" draw:text-style-name="P1" draw:layer="layout" svg:width="0.5cm" svg:height="0.5cm" svg:x="-1.75cm" svg:y="6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-1.8cm" svg:y1="7.15cm" svg:x2="-1.2cm" svg:y2="7.15cm">
              <text:p/>
            </draw:line>
            <draw:line draw:style-name="gr11" draw:text-style-name="P9" draw:layer="layout" svg:x1="-1.5cm" svg:y1="7.45cm" svg:x2="-1.5cm" svg:y2="6.85cm">
              <text:p/>
            </draw:line>
          </draw:g>
        </draw:g>
        <draw:g>
          <draw:g>
            <draw:custom-shape draw:style-name="gr22" draw:text-style-name="P1" draw:layer="layout" svg:width="0.5cm" svg:height="0.5cm" svg:x="-0.75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-0.8cm" svg:y1="6.05cm" svg:x2="-0.2cm" svg:y2="6.05cm">
              <text:p/>
            </draw:line>
            <draw:line draw:style-name="gr11" draw:text-style-name="P9" draw:layer="layout" svg:x1="-0.5cm" svg:y1="6.35cm" svg:x2="-0.5cm" svg:y2="5.75cm">
              <text:p/>
            </draw:line>
          </draw:g>
          <draw:g>
            <draw:custom-shape draw:style-name="gr22" draw:text-style-name="P1" draw:layer="layout" svg:width="0.5cm" svg:height="0.5cm" svg:x="-0.75cm" svg:y="6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-0.8cm" svg:y1="7.15cm" svg:x2="-0.2cm" svg:y2="7.15cm">
              <text:p/>
            </draw:line>
            <draw:line draw:style-name="gr11" draw:text-style-name="P9" draw:layer="layout" svg:x1="-0.5cm" svg:y1="7.45cm" svg:x2="-0.5cm" svg:y2="6.85cm">
              <text:p/>
            </draw:line>
          </draw:g>
        </draw:g>
        <draw:custom-shape draw:style-name="gr23" draw:text-style-name="P13" draw:layer="layout" svg:width="4.45cm" svg:height="0.35cm" draw:transform="rotate (1.5707963267949) translate (1.2cm 7.2cm)">
          <text:p text:style-name="P7">aufgefräst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3.8cm" svg:height="1.5cm" draw:transform="rotate (1.5707963267949) translate (-10.89cm 6.95cm)">
          <text:p text:style-name="P7">aufgefrä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5.8cm" svg:height="1.2cm" draw:transform="rotate (-1.5707963267949) translate (-10.9cm 2.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0.4cm" svg:height="0.395cm" svg:x="16.1cm" svg:y="14.3cm">
          <draw:text-box>
            <text:p>81</text:p>
          </draw:text-box>
        </draw:frame>
        <draw:frame draw:style-name="gr26" draw:text-style-name="P14" draw:layer="layout" svg:width="0.4cm" svg:height="0.395cm" svg:x="14.75cm" svg:y="15.855cm">
          <draw:text-box>
            <text:p>83</text:p>
          </draw:text-box>
        </draw:frame>
        <draw:g>
          <draw:frame draw:style-name="gr6" draw:text-style-name="P1" draw:layer="layout" svg:width="5.2cm" svg:height="2.507cm" svg:x="9.261cm" svg:y="3.393cm">
            <draw:image xlink:href="Pictures/10000000000002A2000001450B4050633658A9F5.png" xlink:type="simple" xlink:show="embed" xlink:actuate="onLoad" draw:mime-type="image/png">
              <text:p/>
            </draw:image>
          </draw:frame>
          <draw:g>
            <draw:custom-shape draw:style-name="gr14" draw:text-style-name="P1" draw:layer="layout" svg:width="5.9cm" svg:height="1.8cm" svg:x="8.911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5.25cm" svg:height="2.5cm" svg:x="9.236cm" svg:y="3.3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" draw:layer="layout" svg:width="0.3cm" svg:height="0.3cm" svg:x="8.761cm" svg:y="3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8.711cm" svg:y1="3.7cm" svg:x2="9.111cm" svg:y2="3.7cm">
                <text:p/>
              </draw:line>
              <draw:line draw:style-name="gr11" draw:text-style-name="P9" draw:layer="layout" svg:x1="8.911cm" svg:y1="3.9cm" svg:x2="8.911cm" svg:y2="3.5cm">
                <text:p/>
              </draw:line>
            </draw:g>
            <draw:g>
              <draw:custom-shape draw:style-name="gr12" draw:text-style-name="P1" draw:layer="layout" svg:width="0.3cm" svg:height="0.3cm" svg:x="8.761cm" svg:y="5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8.711cm" svg:y1="5.5cm" svg:x2="9.111cm" svg:y2="5.5cm">
                <text:p/>
              </draw:line>
              <draw:line draw:style-name="gr11" draw:text-style-name="P9" draw:layer="layout" svg:x1="8.911cm" svg:y1="5.7cm" svg:x2="8.911cm" svg:y2="5.3cm">
                <text:p/>
              </draw:line>
            </draw:g>
            <draw:g>
              <draw:custom-shape draw:style-name="gr12" draw:text-style-name="P1" draw:layer="layout" svg:width="0.3cm" svg:height="0.3cm" svg:x="14.661cm" svg:y="3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14.611cm" svg:y1="3.7cm" svg:x2="15.011cm" svg:y2="3.7cm">
                <text:p/>
              </draw:line>
              <draw:line draw:style-name="gr11" draw:text-style-name="P9" draw:layer="layout" svg:x1="14.811cm" svg:y1="3.9cm" svg:x2="14.811cm" svg:y2="3.5cm">
                <text:p/>
              </draw:line>
            </draw:g>
            <draw:g>
              <draw:custom-shape draw:style-name="gr12" draw:text-style-name="P1" draw:layer="layout" svg:width="0.3cm" svg:height="0.3cm" svg:x="14.661cm" svg:y="5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14.611cm" svg:y1="5.5cm" svg:x2="15.011cm" svg:y2="5.5cm">
                <text:p/>
              </draw:line>
              <draw:line draw:style-name="gr11" draw:text-style-name="P9" draw:layer="layout" svg:x1="14.811cm" svg:y1="5.7cm" svg:x2="14.811cm" svg:y2="5.3cm">
                <text:p/>
              </draw:line>
            </draw:g>
            <draw:custom-shape draw:style-name="gr16" draw:text-style-name="P1" draw:layer="layout" svg:width="0.5cm" svg:height="1.24cm" svg:x="9.236cm" svg:y="3.9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7" draw:text-style-name="P1" draw:layer="layout" svg:width="1cm" svg:height="1cm" svg:x="9.235cm" svg:y="3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9.235cm" svg:y1="3.978cm" svg:x2="10.235cm" svg:y2="3.978cm">
                <text:p/>
              </draw:line>
              <draw:line draw:style-name="gr11" draw:text-style-name="P9" draw:layer="layout" svg:x1="9.735cm" svg:y1="4.478cm" svg:x2="9.735cm" svg:y2="3.478cm">
                <text:p/>
              </draw:line>
            </draw:g>
            <draw:g>
              <draw:custom-shape draw:style-name="gr17" draw:text-style-name="P1" draw:layer="layout" svg:width="1cm" svg:height="1cm" svg:x="9.236cm" svg:y="4.7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9" draw:layer="layout" svg:x1="9.236cm" svg:y1="5.221cm" svg:x2="10.236cm" svg:y2="5.221cm">
                <text:p/>
              </draw:line>
              <draw:line draw:style-name="gr11" draw:text-style-name="P9" draw:layer="layout" svg:x1="9.736cm" svg:y1="5.721cm" svg:x2="9.736cm" svg:y2="4.721cm">
                <text:p/>
              </draw:line>
            </draw:g>
            <draw:custom-shape draw:style-name="gr18" draw:text-style-name="P1" draw:layer="layout" svg:width="6.5cm" svg:height="2.5cm" svg:x="8.611cm" svg:y="3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9" draw:text-style-name="P10" draw:layer="layout" svg:width="1.6cm" svg:height="0.869cm" svg:x="10.861cm" svg:y="4.05cm">
            <draw:text-box>
              <text:p><text:span text:style-name="T5">Text</text:span></text:p>
            </draw:text-box>
          </draw:frame>
          <draw:frame draw:style-name="gr20" draw:text-style-name="P12" draw:layer="layout" svg:width="0.95cm" svg:height="0.65cm" svg:x="14.111cm" svg:y="4.39cm">
            <draw:text-box>
              <text:p text:style-name="P11"><text:span text:style-name="T6">usb</text:span></text:p>
            </draw:text-box>
          </draw:frame>
        </draw:g>
        <draw:g>
          <draw:custom-shape draw:style-name="gr27" draw:text-style-name="P1" draw:layer="layout" svg:width="2cm" svg:height="2.5cm" draw:transform="rotate (-3.14159265358979) translate (-9.885cm 5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draw:layer="layout" svg:width="2cm" svg:height="2.5cm" draw:transform="rotate (-3.14159265358979) translate (-9.885cm 5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7" draw:layer="layout" svg:width="2.5cm" svg:height="1.927cm" draw:transform="rotate (1.5707963267949) translate (-11.848cm 5.65cm)">
            <draw:image xlink:href="Pictures/100000000000019A0000013CD7AAA2F9E296E351.jpg" xlink:type="simple" xlink:show="embed" xlink:actuate="onLoad" draw:mime-type="image/jpeg">
              <text:p/>
            </draw:image>
          </draw:frame>
          <draw:custom-shape draw:style-name="gr29" draw:text-style-name="P15" draw:layer="layout" svg:width="0.2cm" svg:height="0.7cm" draw:transform="rotate (-3.14159265358979) translate (-9.963cm 4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0" draw:text-style-name="P1" draw:layer="layout" svg:width="1.2cm" svg:height="1.2cm" svg:x="-10.67cm" svg:y="3.8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" draw:text-style-name="P9" draw:layer="layout" svg:x1="-10.869cm" svg:y1="4.402cm" svg:x2="-9.27cm" svg:y2="4.402cm">
              <text:p/>
            </draw:line>
            <draw:line draw:style-name="gr11" draw:text-style-name="P9" draw:layer="layout" svg:x1="-10.07cm" svg:y1="5.202cm" svg:x2="-10.07cm" svg:y2="3.603cm">
              <text:p/>
            </draw:line>
          </draw:g>
        </draw:g>
        <draw:custom-shape draw:style-name="gr31" draw:text-style-name="P1" draw:layer="layout" svg:width="5.8cm" svg:height="0.2cm" draw:transform="rotate (-1.5707963267949) translate (-11.9cm 2.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16" draw:layer="layout" svg:width="0.5cm" svg:height="0.5cm" svg:x="-10.55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-10.6cm" svg:y1="6.65cm" svg:x2="-10cm" svg:y2="6.65cm">
            <text:p/>
          </draw:line>
          <draw:line draw:style-name="gr11" draw:text-style-name="P9" draw:layer="layout" svg:x1="-10.3cm" svg:y1="6.95cm" svg:x2="-10.3cm" svg:y2="6.35cm">
            <text:p/>
          </draw:line>
        </draw:g>
        <draw:g>
          <draw:custom-shape draw:style-name="gr32" draw:text-style-name="P16" draw:layer="layout" svg:width="0.5cm" svg:height="0.5cm" svg:x="-11.9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-11.95cm" svg:y1="6.65cm" svg:x2="-11.35cm" svg:y2="6.65cm">
            <text:p/>
          </draw:line>
          <draw:line draw:style-name="gr11" draw:text-style-name="P9" draw:layer="layout" svg:x1="-11.65cm" svg:y1="6.95cm" svg:x2="-11.65cm" svg:y2="6.35cm">
            <text:p/>
          </draw:line>
        </draw:g>
        <draw:custom-shape draw:style-name="gr33" draw:text-style-name="P17" draw:layer="layout" svg:width="2.4cm" svg:height="0.6cm" draw:transform="rotate (1.5707963267949) translate (-9.2cm 6.2cm)"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4" draw:text-style-name="P18" draw:layer="measurelines" svg:x1="-10.9cm" svg:y1="3.15cm" svg:x2="-9.4cm" svg:y2="3.15cm">
          <text:p text:style-name="P18"><text:span text:style-name="T3"><text:measure text:kind="gap"/></text:span><text:span text:style-name="T3"><text:measure text:kind="value">15</text:measure></text:span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Times New Roman" fo:font-size="24pt" fo:language="en" fo:country="US" style:font-name-asian="Lucida Sans Unicode1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/>
      <draw:layer draw:name="Fotos" draw:display="screen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7.2$Windows_X86_64 LibreOffice_project/e114eadc50a9ff8d8c8a0567d6da8f454beeb84f</meta:generator>
    <meta:creation-date>2002-06-15T11:26:19</meta:creation-date>
    <dc:date>2023-01-15T08:28:41.577000000</dc:date>
    <meta:editing-cycles>391</meta:editing-cycles>
    <meta:editing-duration>P17DT13H57M10S</meta:editing-duration>
    <meta:print-date>2023-01-10T13:09:26.464000000</meta:print-date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